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3.748cm" fo:break-before="page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6.368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cm"/>
    </style:style>
    <style:style style:name="Tabelle1.F4" style:family="table-cell">
      <style:table-cell-properties fo:padding="0.097cm" fo:border-left="none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fo:break-before="page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6.368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cm"/>
    </style:style>
    <style:style style:name="Tabelle2.F4" style:family="table-cell">
      <style:table-cell-properties fo:padding="0.097cm" fo:border-left="none" fo:border-right="none" fo:border-top="none" fo:border-bottom="0.05pt solid #000000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fo:break-before="page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6.368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cm"/>
    </style:style>
    <style:style style:name="Tabelle3.F4" style:family="table-cell">
      <style:table-cell-properties fo:padding="0.097cm" fo:border-left="none" fo:border-right="none" fo:border-top="none" fo:border-bottom="0.05pt solid #000000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748cm" fo:break-before="page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6.368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cm"/>
    </style:style>
    <style:style style:name="Tabelle4.F4" style:family="table-cell">
      <style:table-cell-properties fo:padding="0.097cm" fo:border-left="none" fo:border-right="none" fo:border-top="none" fo:border-bottom="0.05pt solid #000000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roxima Nova" fo:font-size="18pt" style:font-size-asian="18pt" style:font-size-complex="18pt"/>
    </style:style>
    <style:style style:name="P2" style:family="paragraph" style:parent-style-name="Table_20_Contents">
      <style:text-properties style:font-name="Proxima Nova" fo:font-size="6pt" style:font-size-asian="6pt" style:font-size-complex="6pt"/>
    </style:style>
    <style:style style:name="P3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4" style:family="paragraph" style:parent-style-name="Standard">
      <style:text-properties style:font-name="Proxima Nova" fo:font-size="6pt" officeooo:paragraph-rsid="0048f658" style:font-size-asian="6pt" style:font-size-complex="6pt"/>
    </style:style>
    <style:style style:name="P5" style:family="paragraph" style:parent-style-name="Standard">
      <style:text-properties style:font-name="Proxima Nova" fo:font-size="10.5pt" fo:font-weight="bold" officeooo:paragraph-rsid="001729e8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Proxima Nova" fo:font-size="9pt" officeooo:paragraph-rsid="001729e8" style:font-size-asian="9pt" style:font-size-complex="9pt"/>
    </style:style>
    <style:style style:name="P7" style:family="paragraph" style:parent-style-name="Table_20_Contents">
      <style:text-properties style:font-name="Proxima Nova" fo:font-size="18pt" style:font-size-asian="18pt" style:font-size-complex="18pt"/>
    </style:style>
    <style:style style:name="P8" style:family="paragraph" style:parent-style-name="Table_20_Contents">
      <style:text-properties style:font-name="Proxima Nova" fo:font-size="6pt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style:font-name="Proxima Nova" fo:font-size="6pt" officeooo:rsid="0048f658" officeooo:paragraph-rsid="0048f658" style:font-size-asian="6pt" style:font-size-complex="6pt"/>
    </style:style>
    <style:style style:name="P10" style:family="paragraph" style:parent-style-name="Table_20_Contents">
      <style:text-properties fo:font-size="6pt" officeooo:paragraph-rsid="001b5137" style:font-size-asian="6pt" style:font-size-complex="6pt"/>
    </style:style>
    <style:style style:name="T1" style:family="text">
      <style:text-properties style:font-name="Proxima Nova" officeooo:rsid="001b5137"/>
    </style:style>
    <style:style style:name="T2" style:family="text">
      <style:text-properties style:font-name="Proxima Nova" officeooo:rsid="0044254e"/>
    </style:style>
    <style:style style:name="T3" style:family="text">
      <style:text-properties style:font-name="Proxima Nova" officeooo:rsid="0047652d"/>
    </style:style>
    <style:style style:name="T4" style:family="text">
      <style:text-properties officeooo:rsid="0048f658"/>
    </style:style>
    <style:style style:name="T5" style:family="text">
      <style:text-properties fo:font-size="6pt" style:font-size-asian="6pt" style:font-size-complex="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4" text:anchor-type="page" text:anchor-page-number="1" svg:x="14.349cm" svg:y="10.5cm" svg:width="13.85cm" svg:height="9.999cm" draw:z-index="3">
        <draw:text-box>
          <text:section text:style-name="Sect1" text:name="Bereich3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6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5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1"/>
                </table:table-cell>
                <table:table-cell table:style-name="Tabelle4.B3" table:number-columns-spanned="6" office:value-type="string">
                  <text:p text:style-name="P3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10"><text:span text:style-name="T1">A</text:span><text:span text:style-name="T2">usbildung</text:span><text:span text:style-name="T3">teil</text:span><text:span text:style-name="T1"> </text:span><text:span text:style-name="T1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9">Erstellt:</text:p>
                </table:table-cell>
                <table:table-cell table:style-name="Tabelle4.F4" office:value-type="string">
                  <text:p text:style-name="P2"><text:date style:data-style-name="N39" text:date-value="2020-05-12T08:47:16.061442224">12. Mai 20</text:date></text:p>
                </table:table-cell>
                <table:table-cell table:style-name="Tabelle4.G4" office:value-type="string">
                  <text:p text:style-name="P4"><text:database-display text:table-name="FiSi_Grosse_Karten" text:table-type="table" text:column-name="id" text:database-name="Ausbildungsplan_tab">&lt;id&gt;</text:database-display><text:s text:c="3"/></text:p>
                </table:table-cell>
              </table:table-row>
            </table:table>
            <text:p text:style-name="P4"><text:s text:c="3"/><text:database-next text:table-name="FiSi_Grosse_Karten" text:table-type="table" text:condition="ooow:True" text:database-name="Ausbildungsplan_tab"/><text:span text:style-name="T4"><text:s/></text:span></text:p>
          </text:section>
        </draw:text-box>
      </draw:frame>
      <draw:frame draw:style-name="fr1" draw:name="Rahmen3" text:anchor-type="page" text:anchor-page-number="1" svg:x="0.499cm" svg:y="10.5cm" svg:width="13.85cm" svg:height="9.999cm" draw:z-index="2">
        <draw:text-box>
          <text:section text:style-name="Sect1" text:name="Bereich2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6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5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1"/>
                </table:table-cell>
                <table:table-cell table:style-name="Tabelle3.B3" table:number-columns-spanned="6" office:value-type="string">
                  <text:p text:style-name="P3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10"><text:span text:style-name="T1">A</text:span><text:span text:style-name="T2">usbildung</text:span><text:span text:style-name="T3">teil</text:span><text:span text:style-name="T1"> </text:span><text:span text:style-name="T1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9">Erstellt:</text:p>
                </table:table-cell>
                <table:table-cell table:style-name="Tabelle3.F4" office:value-type="string">
                  <text:p text:style-name="P2"><text:date style:data-style-name="N39" text:date-value="2020-05-12T08:47:16.064973310">12. Mai 20</text:date></text:p>
                </table:table-cell>
                <table:table-cell table:style-name="Tabelle3.G4" office:value-type="string">
                  <text:p text:style-name="P4"><text:database-display text:table-name="FiSi_Grosse_Karten" text:table-type="table" text:column-name="id" text:database-name="Ausbildungsplan_tab">&lt;id&gt;</text:database-display><text:s text:c="3"/></text:p>
                </table:table-cell>
              </table:table-row>
            </table:table>
            <text:p text:style-name="P4"><text:s text:c="3"/><text:database-next text:table-name="FiSi_Grosse_Karten" text:table-type="table" text:condition="ooow:True" text:database-name="Ausbildungsplan_tab"/><text:span text:style-name="T4"><text:s/></text:span></text:p>
          </text:section>
        </draw:text-box>
      </draw:frame>
      <draw:frame draw:style-name="fr1" draw:name="Rahmen2" text:anchor-type="page" text:anchor-page-number="1" svg:x="14.349cm" svg:y="0.499cm" svg:width="13.85cm" svg:height="9.999cm" draw:z-index="1">
        <draw:text-box>
          <text:section text:style-name="Sect1" text:name="Bereich1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6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5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1"/>
                </table:table-cell>
                <table:table-cell table:style-name="Tabelle2.B3" table:number-columns-spanned="6" office:value-type="string">
                  <text:p text:style-name="P3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10"><text:span text:style-name="T1">A</text:span><text:span text:style-name="T2">usbildung</text:span><text:span text:style-name="T3">teil</text:span><text:span text:style-name="T1"> </text:span><text:span text:style-name="T1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9">Erstellt:</text:p>
                </table:table-cell>
                <table:table-cell table:style-name="Tabelle2.F4" office:value-type="string">
                  <text:p text:style-name="P2"><text:date style:data-style-name="N39" text:date-value="2020-05-12T08:47:16.068704305">12. Mai 20</text:date></text:p>
                </table:table-cell>
                <table:table-cell table:style-name="Tabelle2.G4" office:value-type="string">
                  <text:p text:style-name="P4"><text:database-display text:table-name="FiSi_Grosse_Karten" text:table-type="table" text:column-name="id" text:database-name="Ausbildungsplan_tab">&lt;id&gt;</text:database-display><text:s text:c="3"/></text:p>
                </table:table-cell>
              </table:table-row>
            </table:table>
            <text:p text:style-name="P4"><text:s text:c="3"/><text:database-next text:table-name="FiSi_Grosse_Karten" text:table-type="table" text:condition="ooow:True" text:database-name="Ausbildungsplan_tab"/><text:span text:style-name="T4"><text:s/></text:span></text:p>
          </text:section>
        </draw:text-box>
      </draw:frame>
      <draw:frame draw:style-name="fr1" draw:name="Rahmen1" text:anchor-type="page" text:anchor-page-number="1" svg:x="0.499cm" svg:y="0.499cm" svg:width="13.85cm" svg:height="9.999cm" draw:z-index="0">
        <draw:text-box>
          <text:section text:style-name="Sect1" text:name="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6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5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1"/>
                </table:table-cell>
                <table:table-cell table:style-name="Tabelle1.B3" table:number-columns-spanned="6" office:value-type="string">
                  <text:p text:style-name="P3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10"><text:span text:style-name="T1">A</text:span><text:span text:style-name="T2">usbildung</text:span><text:span text:style-name="T3">teil</text:span><text:span text:style-name="T1"> </text:span><text:span text:style-name="T1"><text:database-display text:table-name="FiSi_Grosse_Karten" text:table-type="table" text:column-name="Jahr" text:database-name="Ausbildungsplan_tab">&lt;Jahr&gt;</text:database-display></text:span>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9">Erstellt:</text:p>
                </table:table-cell>
                <table:table-cell table:style-name="Tabelle1.F4" office:value-type="string">
                  <text:p text:style-name="P2"><text:date style:data-style-name="N39" text:date-value="2020-05-12T08:47:16.072181956">12. Mai 20</text:date></text:p>
                </table:table-cell>
                <table:table-cell table:style-name="Tabelle1.G4" office:value-type="string">
                  <text:p text:style-name="P4"><text:database-display text:table-name="FiSi_Grosse_Karten" text:table-type="table" text:column-name="id" text:database-name="Ausbildungsplan_tab">&lt;id&gt;</text:database-display><text:s text:c="3"/></text:p>
                </table:table-cell>
              </table:table-row>
            </table:table>
            <text:p text:style-name="P4"><text:span text:style-name="T5"><text:s text:c="3"/></text:span><text:span text:style-name="T5"><text:database-next text:table-name="FiSi_Grosse_Karten" text:table-type="table" text:condition="ooow:True" text:database-name="Ausbildungsplan_tab"/></text:span><text:span text:style-name="T4"><text:s/>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7T13:01:51.223464160</meta:creation-date>
    <dc:date>2020-05-12T08:47:16.025169010</dc:date>
    <meta:editing-duration>PT2H23M58S</meta:editing-duration>
    <meta:editing-cycles>33</meta:editing-cycles>
    <meta:generator>LibreOffice/6.3.5.2$Linux_X86_64 LibreOffice_project/30$Build-2</meta:generator>
    <meta:document-statistic meta:table-count="4" meta:image-count="0" meta:object-count="0" meta:page-count="1" meta:paragraph-count="32" meta:word-count="40" meta:character-count="316" meta:non-whitespace-character-count="276"/>
  </office:meta>
</office:document-meta>
</file>